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C400000438DD2AC28341ADB2CD.jpg" manifest:media-type="image/jpeg"/>
  <manifest:file-entry manifest:full-path="Pictures/100000000000078000000438D4D8C6926A31061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5.289cm" svg:height="6.492cm" svg:x="1.701cm" svg:y="1.6cm">
          <draw:image xlink:href="Pictures/100000000000078000000438D4D8C6926A310618.jpg" xlink:type="simple" xlink:show="embed" xlink:actuate="onLoad">
            <text:p/>
          </draw:image>
        </draw:frame>
        <draw:frame draw:style-name="gr1" draw:text-style-name="P1" draw:layer="layout" svg:width="9.7cm" svg:height="6.483cm" svg:x="17.1cm" svg:y="1.617cm">
          <draw:image xlink:href="Pictures/10000000000004C400000438DD2AC28341ADB2CD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9T13:28:08.808336896</meta:creation-date>
    <dc:date>2020-05-09T13:33:59.523661695</dc:date>
    <meta:editing-duration>PT5M51S</meta:editing-duration>
    <meta:editing-cycles>1</meta:editing-cycles>
    <meta:document-statistic meta:object-count="2"/>
    <meta:generator>LibreOffice/6.0.7.3$Linux_X86_64 LibreOffice_project/00m0$Build-3</meta:generator>
  </office:meta>
</office:document-meta>
</file>